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42831" draw:textarea-vertical-align="middle" draw:auto-grow-height="false" fo:min-height="25.15cm" fo:min-width="23.631cm"/>
    </style:style>
    <style:style style:name="P1" style:family="paragraph">
      <loext:graphic-properties draw:fill-color="#242831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4.131cm" svg:height="25.4cm" draw:transform="skewX (-0.00383972435438753) rotate (3.1384510609362) translate (13.065cm 26.793cm)">
          <text:p/>
          <draw:enhanced-geometry draw:mirror-horizontal="false" draw:mirror-vertical="false" draw:glue-point-type="segments" draw:type="mso-spt100" draw:modifiers="-89.1338662426851 89.39692278241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22:56:41.799384937</meta:creation-date>
    <dc:date>2021-02-21T23:29:16.389531977</dc:date>
    <meta:editing-duration>PT6M35S</meta:editing-duration>
    <meta:editing-cycles>5</meta:editing-cycles>
    <meta:generator>LibreOffice/7.0.3.1$Linux_X86_64 LibreOffice_project/00$Build-1</meta:generator>
    <meta:document-statistic meta:object-count="1"/>
  </office:meta>
</office:document-meta>
</file>